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89803" officeooo:paragraph-rsid="00089803"/>
    </style:style>
    <style:style style:name="P2" style:family="paragraph" style:parent-style-name="Standard" style:list-style-name="L1">
      <style:text-properties officeooo:rsid="0009b88a" officeooo:paragraph-rsid="0009b88a"/>
    </style:style>
    <style:style style:name="P3" style:family="paragraph" style:parent-style-name="Standard" style:list-style-name="L1">
      <style:text-properties officeooo:rsid="0009ce33" officeooo:paragraph-rsid="0009ce33"/>
    </style:style>
    <style:style style:name="P4" style:family="paragraph" style:parent-style-name="Standard" style:list-style-name="L1">
      <style:text-properties officeooo:rsid="000d5201" officeooo:paragraph-rsid="000d5201"/>
    </style:style>
    <style:style style:name="P5" style:family="paragraph" style:parent-style-name="Standard" style:list-style-name="L1">
      <style:text-properties officeooo:rsid="000f1e48" officeooo:paragraph-rsid="000f1e48"/>
    </style:style>
    <style:style style:name="P6" style:family="paragraph" style:parent-style-name="Standard" style:list-style-name="L1">
      <style:text-properties officeooo:rsid="00115328" officeooo:paragraph-rsid="00115328"/>
    </style:style>
    <style:style style:name="P7" style:family="paragraph" style:parent-style-name="Standard" style:list-style-name="L1">
      <style:text-properties officeooo:rsid="0012480e" officeooo:paragraph-rsid="0012480e"/>
    </style:style>
    <style:style style:name="T1" style:family="text">
      <style:text-properties officeooo:rsid="0009b88a"/>
    </style:style>
    <style:style style:name="T2" style:family="text">
      <style:text-properties officeooo:rsid="0010b67c"/>
    </style:style>
    <style:style style:name="T3" style:family="text">
      <style:text-properties officeooo:rsid="0014d69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15531869" text:style-name="L1">
        <text:list-item>
          <text:p text:style-name="P1">section#spotlight</text:p>
          <text:list>
            <text:list-item>
              <text:p text:style-name="P1">section#nav</text:p>
              <text:list>
                <text:list-item>
                  <text:p text:style-name="P2">a</text:p>
                  <text:list>
                    <text:list-item>
                      <text:p text:style-name="P2">img</text:p>
                    </text:list-item>
                  </text:list>
                </text:list-item>
                <text:list-item>
                  <text:p text:style-name="P2">ul</text:p>
                  <text:list>
                    <text:list-item>
                      <text:p text:style-name="P2">li</text:p>
                      <text:list>
                        <text:list-item>
                          <text:p text:style-name="P2">a</text:p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3">a</text:span>.sing-in</text:p>
                </text:list-item>
                <text:list-item>
                  <text:p text:style-name="P3"><text:span text:style-name="T3">a</text:span>.sing-up</text:p>
                </text:list-item>
              </text:list>
            </text:list-item>
            <text:list-item>
              <text:p text:style-name="P1">section#<text:span text:style-name="T1">nav-bottom</text:span></text:p>
              <text:list>
                <text:list-item>
                  <text:p text:style-name="P4">div.left</text:p>
                  <text:list>
                    <text:list-item>
                      <text:p text:style-name="P4">h1</text:p>
                    </text:list-item>
                    <text:list-item>
                      <text:p text:style-name="P4">p</text:p>
                    </text:list-item>
                    <text:list-item>
                      <text:p text:style-name="P4">button.get-started</text:p>
                    </text:list-item>
                    <text:list-item>
                      <text:p text:style-name="P5">button.how-it-work<text:span text:style-name="T2">s</text:span></text:p>
                    </text:list-item>
                  </text:list>
                </text:list-item>
                <text:list-item>
                  <text:p text:style-name="P6">div.right</text:p>
                  <text:list>
                    <text:list-item>
                      <text:p text:style-name="P7">img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0:39:28.004285009</meta:creation-date>
    <dc:date>2024-05-22T12:26:56.718802334</dc:date>
    <meta:editing-duration>PT1H15M28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34" meta:character-count="150" meta:non-whitespace-character-count="150"/>
  </office:meta>
</office:document-meta>
</file>